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a31fd" officeooo:paragraph-rsid="000a31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la hora de implementar la base de datos relacional en PostgreSQL se han creado las tablas de las entidades que aparecen en el diagrama Entidad-Relación, las tablas de las relaciones n:m y la tabla del atributo multivaluado "etiqueta" normalmente.</text:p>
      <text:p text:style-name="P1">Se ha añadido la restricción "NOT NULL" a todos los atributos ya que se han considerado imperativa la inclusión de todos los atributos al crear cada tabla; no obstante, hay algunos atributos que no llevan esta cláusula: los atributos calculables "numVisitas" y "valoracion" se especifican como "DEFAULT 0" para que al insertar un proyecto con estos atributos nulos (como es normal) se inserte el cero en ese campo automáticamente, y todos los atributos de tipo date se especifican como "DEFAULT CURRENT_TIMESTAMP" para que al insertar un proyecto con estos atributos nulos (como es normal) se inserte la fecha actual en ese campo automáticamente.</text:p>
      <text:p text:style-name="P1">Por último, cabe comentar que se han añadido checks para comprobar que no se añaden claves vacías en ninguna tabla y que en la tabla amistad se ha añadido un check que impide que "usuario_1" sea igual que "usuario_2", con lo que no puede haber una relación de amistad de un usuario consigo mis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197" meta:character-count="1190" meta:non-whitespace-character-count="996"/>
    <meta:generator>LibreOffice/5.1.6.2$Linux_X86_64 LibreOffice_project/10m0$Build-2</meta:generator>
  </office:meta>
</office:document-meta>
</file>